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4pt" officeooo:rsid="00123a4a" officeooo:paragraph-rsid="00123a4a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fo:font-weight="bold" officeooo:rsid="00123a4a" officeooo:paragraph-rsid="00123a4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4pt" fo:font-weight="bold" officeooo:rsid="00123a4a" officeooo:paragraph-rsid="00123a4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4pt" fo:font-weight="bold" officeooo:rsid="00142409" officeooo:paragraph-rsid="0014240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fo:font-weight="bold" officeooo:rsid="00142409" officeooo:paragraph-rsid="00142409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4pt" fo:language="en" fo:country="US" fo:font-weight="bold" officeooo:rsid="0014adf4" officeooo:paragraph-rsid="0014adf4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4pt" fo:language="en" fo:country="US" fo:font-weight="bold" officeooo:rsid="00142e6f" officeooo:paragraph-rsid="00142e6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4pt" fo:language="en" fo:country="US" fo:font-weight="normal" officeooo:rsid="0014adf4" officeooo:paragraph-rsid="0014adf4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normal" officeooo:rsid="001534e5" officeooo:paragraph-rsid="001534e5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bold" officeooo:rsid="001534e5" officeooo:paragraph-rsid="001534e5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4pt" fo:language="ru" fo:country="RU" fo:font-weight="bold" officeooo:rsid="001534e5" officeooo:paragraph-rsid="001534e5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c25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8.09.23</text:p>
      <text:p text:style-name="P2">По 1 лекции</text:p>
      <text:p text:style-name="P3"/>
      <text:p text:style-name="P4">1.1 <text:span text:style-name="T1">что является целью программирования — описание процессов обработки</text:span></text:p>
      <text:p text:style-name="P4">1.2 <text:s/><text:span text:style-name="T1">данные — это представление фактов и идей в формализованном в виде пригодном для передачи и переработке в некотором процессе</text:span></text:p>
      <text:p text:style-name="P4">1.3 <text:span text:style-name="T1">информация — это смысл который передаётся данными</text:span></text:p>
      <text:p text:style-name="P4">1.4<text:span text:style-name="T1"> обработка данных — это выполнение систематической последовательности действий с данными</text:span></text:p>
      <text:p text:style-name="P4">1.5<text:span text:style-name="T1"> на чём представляются и хранятся данные -</text:span></text:p>
      <text:p text:style-name="P4">1.6 <text:span text:style-name="T1">информационной средой</text:span></text:p>
      <text:p text:style-name="P4">1.7 <text:span text:style-name="T1">состояние этой операционной среды</text:span></text:p>
      <text:p text:style-name="P4">1.8 <text:span text:style-name="T1">программным средством</text:span></text:p>
      <text:p text:style-name="P4">1.9<text:span text:style-name="T1"> определить последовательность состояний информационной среды</text:span></text:p>
      <text:p text:style-name="P4">1.10 <text:span text:style-name="T1">автоматически</text:span><text:span text:style-name="T1"/></text:p>
      <text:p text:style-name="P6">20.09<text:span text:style-name="T1"/></text:p>
      <text:p text:style-name="P7">2<text:span text:style-name="T2">лекция</text:span><text:span text:style-name="T1"/></text:p>
      <text:p text:style-name="P8">2.1 <text:span text:style-name="T2">весь период с начала возникновения идеи до момента вывода из эксплуатации </text:span><text:span text:style-name="T1"/></text:p>
      <text:p text:style-name="P8">2.2 5 <text:span text:style-name="T2">вида </text:span><text:span text:style-name="T1"/></text:p>
      <text:p text:style-name="P8">2.3 <text:span text:style-name="T2">водопадный подход</text:span><text:span text:style-name="T1"/></text:p>
      <text:p text:style-name="P8">2.4 <text:span text:style-name="T2">иследовательское</text:span><text:span text:style-name="T1"/></text:p>
      <text:p text:style-name="P8">2.5 <text:span text:style-name="T2">прототипирование</text:span><text:span text:style-name="T1"/></text:p>
      <text:p text:style-name="P8">2.6 <text:span text:style-name="T2">формальные преобразования</text:span><text:span text:style-name="T1"/></text:p>
      <text:p text:style-name="P8">2.7 <text:span text:style-name="T2">сборочное программирование</text:span><text:span text:style-name="T1"/></text:p>
      <text:p text:style-name="P8">2.8 <text:span text:style-name="T2">разработки, этапа внешнего описания, консруирования, кодирования, аттестации</text:span><text:span text:style-name="T1"/></text:p>
      <text:p text:style-name="P8">2.9 <text:span text:style-name="T2">внешнего</text:span><text:span text:style-name="T1"/></text:p>
      <text:p text:style-name="P8">2.10 <text:span text:style-name="T2">конструирования</text:span><text:span text:style-name="T1"/></text:p>
      <text:p text:style-name="P8">2.11 <text:span text:style-name="T2">этап кодирования</text:span><text:span text:style-name="T1"/></text:p>
      <text:p text:style-name="P8">2.12 <text:span text:style-name="T2">этап аттестации</text:span><text:span text:style-name="T1"/></text:p>
      <text:p text:style-name="P8"><text:span text:style-name="T2">2.13 </text:span><text:span text:style-name="T3">это экземпляр или копия разработанного программного средства</text:span><text:span text:style-name="T1"/></text:p>
      <text:p text:style-name="P8"><text:span text:style-name="T2">2.14 изготовление, сопровождение <text:s/></text:span><text:span text:style-name="T1"/></text:p>
      <text:p text:style-name="P9">27.09</text:p>
      <text:p text:style-name="P10">3 лекция </text:p>
      <text:p text:style-name="P11"><text:span text:style-name="T1">1. Качество</text:span></text:p>
      <text:p text:style-name="P11"><text:span text:style-name="T1">2. а</text:span></text:p>
      <text:p text:style-name="P11"><text:span text:style-name="T1">3. а</text:span></text:p>
      <text:p text:style-name="P11"><text:span text:style-name="T1">4. надёжность</text:span></text:p>
      <text:p text:style-name="P11"><text:span text:style-name="T1">5. эффективность</text:span></text:p>
      <text:p text:style-name="P11"><text:span text:style-name="T1">6. мобильность</text:span></text:p>
      <text:p text:style-name="P11"><text:span text:style-name="T1">7. а</text:span></text:p>
      <text:p text:style-name="P11"><text:soft-page-break/><text:span text:style-name="T1">8.а</text:span></text:p>
      <text:p text:style-name="P11"><text:span text:style-name="T1">9.а</text:span></text:p>
      <text:p text:style-name="P11"><text:span text:style-name="T1">10.а</text:span></text:p>
      <text:p text:style-name="P11"><text:span text:style-name="T1">11.а</text:span></text:p>
      <text:p text:style-name="P11"><text:span text:style-name="T1">12.а</text:span></text:p>
      <text:p text:style-name="P11"><text:span text:style-name="T1">13.а</text:span></text:p>
      <text:p text:style-name="P11"><text:span text:style-name="T1"/></text:p>
      <text:p text:style-name="P1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14:34:36.531000000</meta:creation-date>
    <dc:date>2023-09-27T12:48:04.531000000</dc:date>
    <meta:editing-duration>PT1H32M38S</meta:editing-duration>
    <meta:editing-cycles>5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43" meta:word-count="157" meta:character-count="1150" meta:non-whitespace-character-count="1026"/>
  </office:meta>
</office:document-meta>
</file>